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7869000037EB7078D998.svm"/>
  <manifest:file-entry manifest:media-type="" manifest:full-path="Pictures/20000009000079C1000034B7678056BA.svm"/>
  <manifest:file-entry manifest:media-type="" manifest:full-path="Pictures/2000000900007E33000037EBFCCF89C9.svm"/>
  <manifest:file-entry manifest:media-type="" manifest:full-path="Pictures/2000000900004C62000033AEA21F8E03.svm"/>
  <manifest:file-entry manifest:media-type="" manifest:full-path="Pictures/2000000900007F05000036FD35CC5427.svm"/>
  <manifest:file-entry manifest:media-type="" manifest:full-path="Pictures/2000000900007D79000038556A5570FD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694cm" fo:margin-left="-0.191cm" table:align="left" style:writing-mode="lr-tb"/>
    </style:style>
    <style:style style:name="Таблица1.A" style:family="table-column">
      <style:table-column-properties style:column-width="9.192cm"/>
    </style:style>
    <style:style style:name="Таблица1.B" style:family="table-column">
      <style:table-column-properties style:column-width="8.5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NormalNoIndent">
      <style:paragraph-properties fo:text-align="center" style:justify-single-word="false"/>
    </style:style>
    <style:style style:name="P3" style:family="paragraph" style:parent-style-name="NormalNoIndent">
      <style:text-properties fo:language="en" fo:country="US"/>
    </style:style>
    <style:style style:name="P4" style:family="paragraph" style:parent-style-name="NormalNoIndent">
      <style:paragraph-properties style:snap-to-layout-grid="false"/>
    </style:style>
    <style:style style:name="P5" style:family="paragraph" style:parent-style-name="NormalNoIndent">
      <style:paragraph-properties style:snap-to-layout-grid="false">
        <style:tab-stops>
          <style:tab-stop style:position="5.937cm"/>
        </style:tab-stops>
      </style:paragraph-properties>
    </style:style>
    <style:style style:name="P6" style:family="paragraph" style:parent-style-name="NormalNoIndent">
      <style:paragraph-properties fo:text-align="end" style:justify-single-word="false" style:snap-to-layout-grid="false">
        <style:tab-stops>
          <style:tab-stop style:position="5.937cm"/>
        </style:tab-stops>
      </style:paragraph-properties>
    </style:style>
    <style:style style:name="P7" style:family="paragraph" style:parent-style-name="NormalNoIndent">
      <style:paragraph-properties fo:margin-top="0cm" fo:margin-bottom="0.212cm" fo:text-align="center" style:justify-single-word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NormalNoIndent" style:master-page-name="Standard">
      <style:paragraph-properties fo:text-align="center" style:justify-single-word="false" style:page-number="auto"/>
    </style:style>
    <style:style style:name="P12" style:family="paragraph" style:parent-style-name="NormalNoIndent">
      <style:paragraph-properties fo:text-align="center" style:justify-single-word="false"/>
    </style:style>
    <style:style style:name="P13" style:family="paragraph" style:parent-style-name="NormalNoIndent">
      <style:paragraph-properties fo:text-align="center" style:justify-single-word="false"/>
      <style:text-properties fo:font-style="italic" style:font-style-asian="italic" style:font-style-complex="italic"/>
    </style:style>
    <style:style style:name="P14" style:family="paragraph" style:parent-style-name="NormalNoIndent">
      <style:paragraph-properties fo:text-align="center" style:justify-single-word="false"/>
      <style:text-properties fo:font-style="italic"/>
    </style:style>
    <style:style style:name="P15" style:family="paragraph" style:parent-style-name="NormalNoIndent">
      <style:paragraph-properties fo:text-align="center" style:justify-single-word="false"/>
      <style:text-properties fo:font-style="italic" fo:font-weight="normal" style:font-weight-asian="normal" style:font-weight-complex="normal"/>
    </style:style>
    <style:style style:name="P16" style:family="paragraph" style:parent-style-name="NormalNoIndent">
      <style:paragraph-properties fo:text-align="center" style:justify-single-word="false"/>
      <style:text-properties fo:language="en" fo:country="US"/>
    </style:style>
    <style:style style:name="T1" style:family="text">
      <style:text-properties style:font-name-asian="Times New Roman"/>
    </style:style>
    <style:style style:name="T2" style:family="text">
      <style:text-properties fo:text-transform="uppercase"/>
    </style:style>
    <style:style style:name="T3" style:family="text">
      <style:text-properties fo:text-transform="uppercase" style:font-name-asian="Times New Roman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language="uk" fo:country="UA"/>
    </style:style>
    <style:style style:name="T7" style:family="text">
      <style:text-properties fo:font-variant="normal" fo:text-transform="none" fo:color="#333333" style:font-name="Times New Roman" fo:font-size="14pt" fo:letter-spacing="normal" fo:font-weight="bold" style:font-size-asian="12.25pt" style:font-style-asian="italic" style:font-size-complex="14pt" style:font-style-complex="italic"/>
    </style:style>
    <style:style style:name="T8" style:family="text">
      <style:text-properties fo:font-variant="normal" fo:text-transform="none" fo:color="#333333" style:font-name="Times New Roman" fo:font-size="14pt" fo:letter-spacing="normal" style:font-size-asian="12.25pt" style:font-style-asian="italic" style:font-size-complex="14pt" style:font-style-complex="italic"/>
    </style:style>
    <style:style style:name="T9" style:family="text">
      <style:text-properties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НАЦІОНАЛЬНИЙ<text:span text:style-name="T1"> </text:span>ТЕХНІЧНИЙ<text:span text:style-name="T1"> </text:span>УНІВЕРСИТЕТ<text:span text:style-name="T1"> </text:span>УКРАЇНИ</text:p>
      <text:p text:style-name="P2">«КИЇВСЬКИЙ<text:span text:style-name="T1"> </text:span>ПОЛІТЕХНІЧНИЙ<text:span text:style-name="T1"> </text:span>ІНСТИТУТ<text:line-break/><text:span text:style-name="T2">імені</text:span><text:span text:style-name="T3"> </text:span><text:span text:style-name="T2">Ігоря</text:span><text:span text:style-name="T3"> </text:span><text:span text:style-name="T2">Сікорського</text:span>»</text:p>
      <text:p text:style-name="P2">Факультет<text:span text:style-name="T1"> </text:span>прикладної<text:span text:style-name="T1"> </text:span>математики</text:p>
      <text:p text:style-name="P7">Кафедра<text:span text:style-name="T1"> </text:span>прикладної<text:span text:style-name="T1"> </text:span>математики</text:p>
      <text:p text:style-name="P3"/>
      <text:p text:style-name="P3"/>
      <text:p text:style-name="P3"/>
      <text:p text:style-name="P3"/>
      <text:p text:style-name="P3"/>
      <text:p text:style-name="P3"/>
      <text:p text:style-name="P2">Звіт</text:p>
      <text:p text:style-name="P2">із<text:span text:style-name="T1"> </text:span>дисципліни<text:span text:style-name="T1"> </text:span>«Технологія колективної розробки програмного забезпечення»</text:p>
      <text:p text:style-name="P2">на<text:span text:style-name="T1"> </text:span>тему</text:p>
      <text:p text:style-name="P16">Scrum</text:p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Виконав:</text:p>
          </table:table-cell>
          <table:table-cell table:style-name="Таблица1.A1" office:value-type="string">
            <text:p text:style-name="P6">Керівник:</text:p>
          </table:table-cell>
        </table:table-row>
        <table:table-row table:style-name="Таблица1.1">
          <table:table-cell table:style-name="Таблица1.A1" office:value-type="string">
            <text:p text:style-name="P5">студент<text:span text:style-name="T1"> </text:span>групи<text:span text:style-name="T1"> </text:span>КМ-52</text:p>
          </table:table-cell>
          <table:table-cell table:style-name="Таблица1.A1" office:value-type="string">
            <text:p text:style-name="P6">Аспірант</text:p>
          </table:table-cell>
        </table:table-row>
        <table:table-row table:style-name="Таблица1.1">
          <table:table-cell table:style-name="Таблица1.A1" office:value-type="string">
            <text:p text:style-name="P4">Шимко М.О.</text:p>
          </table:table-cell>
          <table:table-cell table:style-name="Таблица1.A1" office:value-type="string">
            <text:p text:style-name="P6"><text:span text:style-name="T5">Терещенко </text:span><text:span text:style-name="T6">І. О.</text:span>.</text:p>
          </table:table-cell>
        </table:table-row>
      </table:table>
      <text:p text:style-name="NormalNoIndent"/>
      <text:p text:style-name="NormalNoIndent"/>
      <text:p text:style-name="NormalNoIndent"/>
      <text:p text:style-name="NormalNoIndent"/>
      <text:p text:style-name="NormalNoIndent"/>
      <text:p text:style-name="P2">Київ<text:span text:style-name="T1"> — </text:span>201<text:span text:style-name="T6">6</text:span></text:p>
      <text:h text:style-name="P9" text:outline-level="1">Скріншоти виконаної роботи</text:h>
      <text:p text:style-name="P8"><draw:frame draw:style-name="fr1" draw:name="Графический объект1" text:anchor-type="paragraph" svg:width="18cm" svg:height="12.176cm" draw:z-index="0"><draw:image xlink:href="Pictures/2000000900004C62000033AEA21F8E03.svm" xlink:type="simple" xlink:show="embed" xlink:actuate="onLoad"/></draw:frame>Рисунок 1 — графік запланованого виконання процессу</text:p>
      <text:p text:style-name="P2"><draw:frame draw:style-name="fr1" draw:name="Графический объект2" text:anchor-type="paragraph" svg:width="18cm" svg:height="7.975cm" draw:z-index="1"><draw:image xlink:href="Pictures/2000000900007E33000037EBFCCF89C9.svm" xlink:type="simple" xlink:show="embed" xlink:actuate="onLoad"/></draw:frame><text:span text:style-name="T10">Рисунок 2 — Спринт 1</text:span></text:p>
      <text:p text:style-name="P13"/>
      <text:p text:style-name="P13"/>
      <text:p text:style-name="P13"><draw:frame draw:style-name="fr1" draw:name="Графический объект3" text:anchor-type="paragraph" svg:width="18cm" svg:height="8.359cm" draw:z-index="2"><draw:image xlink:href="Pictures/2000000900007869000037EB7078D998.svm" xlink:type="simple" xlink:show="embed" xlink:actuate="onLoad"/></draw:frame><text:soft-page-break/></text:p>
      <text:p text:style-name="P13">Рисунок 3 — Спринт 2</text:p>
      <text:p text:style-name="P14"><draw:frame draw:style-name="fr1" draw:name="Графический объект4" text:anchor-type="paragraph" svg:width="18cm" svg:height="8.08cm" draw:z-index="3"><draw:image xlink:href="Pictures/2000000900007D79000038556A5570FD.svm" xlink:type="simple" xlink:show="embed" xlink:actuate="onLoad"/></draw:frame><text:span text:style-name="T9">Рисунок 4 — Спринт </text:span><text:span text:style-name="T7">3</text:span></text:p>
      <text:p text:style-name="P15"><draw:frame draw:style-name="fr2" draw:name="Графический объект5" text:anchor-type="paragraph" svg:x="-0.529cm" svg:y="0.344cm" svg:width="18cm" svg:height="7.793cm" draw:z-index="4"><draw:image xlink:href="Pictures/20000009000079C1000034B7678056BA.svm" xlink:type="simple" xlink:show="embed" xlink:actuate="onLoad"/></draw:frame><text:soft-page-break/><text:span text:style-name="T8">Рисунок 5 — Спринт 4</text:span></text:p>
      <text:p text:style-name="P15"><draw:frame draw:style-name="fr1" draw:name="Графический объект6" text:anchor-type="paragraph" svg:width="18cm" svg:height="7.793cm" draw:z-index="5"><draw:image xlink:href="Pictures/2000000900007F05000036FD35CC5427.svm" xlink:type="simple" xlink:show="embed" xlink:actuate="onLoad"/></draw:frame><text:span text:style-name="T8">Рисунок 6 — Спринт 5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Heading_20_1" text:outline-level="1">висновок</text:h>
      <text:p text:style-name="Standard">У даній роботі оволодів навичками створення проекту у середовищі розробки <text:span text:style-name="T4">Flying Donut. </text:span><text:span text:style-name="T6">За спринти були взяті 5 процесів 2 — го порядку з ієрархії процес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4pt" fo:language="uk" fo:country="UA" style:font-name-asian="Calibri" style:font-size-asian="14pt" style:font-name-complex="Times New Roman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Standard" style:default-outline-level="1" style:class="text">
      <style:paragraph-properties fo:line-height="150%" fo:text-align="center" style:justify-single-word="false" fo:keep-together="always" fo:orphans="2" fo:widows="2" fo:keep-with-next="always"/>
      <style:text-properties fo:text-transform="uppercase" style:use-window-font-color="true" style:font-name="Times New Roman" fo:font-size="14pt" fo:language="uk" fo:country="UA" style:font-name-asian="Times New Roman" style:font-size-asian="14pt" style:font-name-complex="Times New Roman" style:font-size-complex="18pt" style:language-complex="ar" style:country-complex="SA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size-complex="16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text-indent="1.251cm" style:auto-text-indent="false"/>
      <style:text-properties style:font-name-asian="Times New Roman" style:font-name-complex="Times New Roman" style:font-size-complex="13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15%" fo:text-align="start" style:justify-single-word="false"/>
      <style:text-properties fo:color="#365f91" style:font-name="Cambria" fo:font-size="14pt" fo:language="en" fo:country="US" fo:font-weight="bold" style:font-size-asian="14pt" style:font-weight-asian="bold" style:font-name-complex="Times New Roman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0.501cm"/>
          <style:tab-stop style:position="18.002cm" style:type="right" style:leader-style="dotted" style:leader-text=".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Abstract" style:family="paragraph" style:parent-style-name="Text_20_body">
      <style:paragraph-properties fo:margin-left="1cm" fo:margin-right="0cm" fo:margin-top="0.212cm" fo:margin-bottom="0.212cm" fo:line-height="110%" fo:text-indent="1.251cm" style:auto-text-indent="false"/>
      <style:text-properties fo:font-size="11pt" fo:font-weight="bold" style:font-name-asian="Times New Roman" style:font-size-asian="11pt" style:font-weight-asian="bold" style:font-size-complex="11pt"/>
    </style:style>
    <style:style style:name="Абзац_20_списка" style:display-name="Абзац списка" style:family="paragraph" style:parent-style-name="Standard" style:list-style-name="WW8Num16">
      <style:paragraph-properties fo:margin-left="0cm" fo:margin-right="0cm" fo:text-indent="1.251cm" style:auto-text-indent="false">
        <style:tab-stops>
          <style:tab-stop style:position="1.752cm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igureName" style:family="paragraph" style:parent-style-name="Название_20_объекта" style:next-style-name="Standard">
      <style:paragraph-properties fo:margin-left="0cm" fo:margin-right="0cm" fo:margin-top="0.212cm" fo:margin-bottom="0.212cm" fo:line-height="110%" fo:text-align="center" style:justify-single-word="false" fo:text-indent="0cm" style:auto-text-indent="false"/>
      <style:text-properties fo:color="#000000" fo:font-size="10pt" fo:font-style="italic" fo:font-weight="normal" style:font-name-asian="Times New Roman" style:font-size-asian="10pt" style:font-style-asian="italic" style:font-weight-asian="normal" style:font-size-complex="10pt" style:font-weight-complex="normal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text-indent="0cm" style:auto-text-indent="false">
        <style:tab-stops>
          <style:tab-stop style:position="1.251cm"/>
          <style:tab-stop style:position="18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Unnumbered_20_Heading" style:display-name="Unnumbered Heading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251cm" fo:margin-right="0cm" fo:text-indent="0cm" style:auto-text-indent="false">
        <style:tab-stops>
          <style:tab-stop style:position="2.501cm"/>
          <style:tab-stop style:position="18.002cm" style:type="right" style:leader-style="dotted" style:leader-text="."/>
        </style:tab-stops>
      </style:paragraph-properties>
    </style:style>
    <style:style style:name="NormalNoIndent" style:family="paragraph" style:parent-style-name="Standard">
      <style:paragraph-properties fo:margin-left="0cm" fo:margin-right="0cm" fo:text-indent="0cm" style:auto-text-indent="false"/>
    </style:style>
    <style:style style:name="Enumerated" style:family="paragraph" style:parent-style-name="Standard" style:list-style-name="WW8Num18">
      <style:paragraph-properties>
        <style:tab-stops>
          <style:tab-stop style:position="2cm"/>
        </style:tab-stops>
      </style:paragraph-properties>
    </style:style>
    <style:style style:name="EnumeratedList" style:family="paragraph" style:parent-style-name="Enumerated"/>
    <style:style style:name="MTDisplayEquation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8.008cm" style:type="center"/>
          <style:tab-stop style:position="16.016cm" style:type="right"/>
        </style:tab-stops>
      </style:paragraph-properties>
    </style:style>
    <style:style style:name="FigureCaption" style:family="paragraph" style:parent-style-name="NormalNoIndent">
      <style:paragraph-properties fo:text-align="center" style:justify-single-word="false"/>
    </style:style>
    <style:style style:name="TableCaption" style:family="paragraph" style:parent-style-name="Standard">
      <style:paragraph-properties fo:margin-left="0cm" fo:margin-right="0cm" fo:text-indent="0cm" style:auto-text-indent="false"/>
    </style:style>
    <style:style style:name="ItemizedList" style:family="paragraph" style:parent-style-name="Enumerated" style:list-style-name="WW8Num14"/>
    <style:style style:name="ReferenceList" style:family="paragraph" style:parent-style-name="Абзац_20_списка" style:list-style-name="WW8Num13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Appendix" style:family="paragraph" style:parent-style-name="Unnumbered_20_Heading" style:list-style-name="WW8Num10">
      <style:text-properties fo:font-variant="normal" fo:text-transform="none"/>
    </style:style>
    <style:style style:name="AbstractTitle" style:family="paragraph" style:parent-style-name="NormalNoIndent">
      <style:paragraph-properties fo:text-align="center" style:justify-single-word="false"/>
      <style:text-properties fo:text-transform="uppercase"/>
    </style:style>
    <style:style style:name="SecondLevelList" style:family="paragraph" style:parent-style-name="ItemizedList" style:list-style-name="WW8Num6"/>
    <style:style style:name="AppendixSection" style:family="paragraph" style:parent-style-name="Standard" style:list-style-name="WW8Num10">
      <style:text-properties fo:language="en" fo:country="US"/>
    </style:style>
    <style:style style:name="AppendixSubsection" style:family="paragraph" style:parent-style-name="Standard" style:list-style-name="WW8Num10"/>
    <style:style style:name="Listing" style:family="paragraph" style:parent-style-name="Standard">
      <style:paragraph-properties fo:margin-left="0cm" fo:margin-right="0cm" fo:line-height="100%" fo:text-indent="0cm" style:auto-text-indent="false"/>
      <style:text-properties fo:font-size="8pt" fo:language="en" fo:country="US" style:font-size-asian="8pt" style:font-size-complex="8pt"/>
    </style:style>
    <style:style style:name="HeadingNotIndexed" style:family="paragraph" style:parent-style-name="Unnumbered_20_Heading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8z0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size="14pt" fo:language="uk" fo:country="UA" style:font-name-asian="Times New Roman" style:font-size-asian="14pt" style:font-name-complex="Times New Roman" style:font-size-complex="18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Основной_20_текст_20_Знак" style:display-name="Основной текст Знак" style:family="text">
      <style:text-properties style:font-name="Times New Roman" fo:font-size="14pt" style:font-size-asian="14pt" style:font-name-complex="Times New Roman" style:font-size-complex="14pt"/>
    </style:style>
    <style:style style:name="Заголовок_20_2_20_Знак" style:display-name="Заголовок 2 Знак" style:family="text">
      <style:text-properties style:font-name="Times New Roman" fo:font-size="14pt" fo:language="uk" fo:country="UA" style:font-name-asian="Times New Roman" style:font-size-asian="14pt" style:font-name-complex="Times New Roman" style:font-size-complex="16pt"/>
    </style:style>
    <style:style style:name="Unnumbered_20_Heading_20_Char" style:display-name="Unnumbered Heading Char" style:family="text" style:parent-style-name="Заголовок_20_1_20_Знак"/>
    <style:style style:name="Заголовок_20_3_20_Знак" style:display-name="Заголовок 3 Знак" style:family="text">
      <style:text-properties style:font-name="Times New Roman" fo:font-size="14pt" fo:language="uk" fo:country="UA" style:font-name-asian="Times New Roman" style:font-size-asian="14pt" style:font-name-complex="Times New Roman" style:font-size-complex="13pt" style:font-weight-complex="bold"/>
    </style:style>
    <style:style style:name="Верхний_20_колонтитул_20_Знак" style:display-name="Верхний колонтитул Знак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Нижний_20_колонтитул_20_Знак" style:display-name="Нижний колонтитул Знак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Endnote_20_Symbol" style:display-name="Endnote Symbol" style:family="text">
      <style:text-properties style:text-position="super 58%" fo:language="uk" fo:country="UA"/>
    </style:style>
    <style:style style:name="NormalNoIndent_20_Char" style:display-name="NormalNoIndent Char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Enumerated_20_Char" style:display-name="Enumerated Char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EnumeratedList_20_Char" style:display-name="EnumeratedList Char" style:family="text" style:parent-style-name="Enumerated_20_Char"/>
    <style:style style:name="MTDisplayEquation_20_Char" style:display-name="MTDisplayEquation Char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FigureCaption_20_Char" style:display-name="FigureCaption Char" style:family="text" style:parent-style-name="NormalNoIndent_20_Char"/>
    <style:style style:name="TableCaption_20_Char" style:display-name="TableCaption Char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ItemizedList_20_Char" style:display-name="ItemizedList Char" style:family="text" style:parent-style-name="Enumerated_20_Char"/>
    <style:style style:name="Абзац_20_списка_20_Знак" style:display-name="Абзац списка Знак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ReferenceList_20_Char" style:display-name="ReferenceList Char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Appendix_20_Char" style:display-name="Appendix Char" style:family="text">
      <style:text-properties style:font-name="Times New Roman" fo:font-size="14pt" fo:language="uk" fo:country="UA" style:font-name-asian="Times New Roman" style:font-size-asian="14pt" style:font-name-complex="Times New Roman" style:font-size-complex="18pt" style:font-weight-complex="bold"/>
    </style:style>
    <style:style style:name="AbstractTitle_20_Char" style:display-name="AbstractTitle Char" style:family="text">
      <style:text-properties fo:text-transform="uppercase" style:font-name="Times New Roman" fo:font-size="14pt" fo:language="uk" fo:country="UA" style:font-size-asian="14pt" style:font-name-complex="Times New Roman" style:font-size-complex="14pt"/>
    </style:style>
    <style:style style:name="SecondLevelList_20_Char" style:display-name="SecondLevelList Char" style:family="text" style:parent-style-name="ItemizedList_20_Char"/>
    <style:style style:name="AppendixSection_20_Char" style:display-name="AppendixSection Char" style:family="text">
      <style:text-properties style:font-name="Times New Roman" fo:font-size="14pt" style:font-size-asian="14pt" style:font-name-complex="Times New Roman" style:font-size-complex="14pt"/>
    </style:style>
    <style:style style:name="AppendixSubsection_20_Char" style:display-name="AppendixSubsection Char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Listing_20_Char" style:display-name="Listing Char" style:family="text">
      <style:text-properties style:font-name="Times New Roman" fo:font-size="8pt" style:font-size-asian="8pt" style:font-name-complex="Times New Roman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center">
          <style:list-level-label-alignment text:label-followed-by="listtab" text:list-tab-stop-position="0.50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margin-left="1.251cm"/>
        </style:list-level-properties>
      </text:outline-level-style>
      <text:outline-level-style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outline-level-style>
      <text:outline-level-style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Додаток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Додаток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916cm" fo:text-indent="-1.667cm" fo:margin-left="2.9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Додаток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2.12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39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66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93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2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47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7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01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 fo:text-align="center">
          <style:list-level-label-alignment text:label-followed-by="listtab" text:list-tab-stop-position="0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.251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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1cm" style:writing-mode="lr-tb" style:layout-grid-color="#c0c0c0" style:layout-grid-lines="41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ервое_20_преобразование_20_1" style:display-name="Первое преобразование 1" style:page-layout-name="Mpm2" style:next-style-name="Преобразование_20_1">
      <style:header>
        <text:p text:style-name="Header"/>
      </style:header>
      <style:footer>
        <text:p text:style-name="Footer"/>
      </style:footer>
    </style:master-page>
    <style:master-page style:name="Преобразование_20_1" style:display-name="Преобразование 1" style:page-layout-name="Mpm1">
      <style:header>
        <text:p text:style-name="MP1"/>
      </style:header>
    </style:master-page>
    <style:master-page style:name="Первое_20_преобразование_20_2" style:display-name="Первое преобразование 2" style:page-layout-name="Mpm2" style:next-style-name="Преобразование_20_2">
      <style:header>
        <text:p text:style-name="Header"/>
      </style:header>
      <style:footer>
        <text:p text:style-name="Footer"/>
      </style:footer>
    </style:master-page>
    <style:master-page style:name="Преобразование_20_2" style:display-name="Преобразование 2" style:page-layout-name="Mpm3">
      <style:header>
        <text:p text:style-name="MP1"><text:page-number text:select-page="current">1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3:00:22.89</meta:creation-date>
    <meta:editing-cycles>2</meta:editing-cycles>
    <meta:editing-duration>PT6M38S</meta:editing-duration>
    <meta:generator>LibreOffice/3.4$Win32 LibreOffice_project/340m1$Build-502</meta:generator>
    <meta:document-statistic meta:table-count="1" meta:image-count="6" meta:object-count="0" meta:page-count="5" meta:paragraph-count="25" meta:word-count="105" meta:character-count="674" meta:non-whitespace-character-count="596"/>
    <dc:date>2016-10-24T23:22:16.26</dc:date>
    <meta:user-defined meta:name="MTEquationNumber2">(#S1.#E1)</meta:user-defined>
    <meta:user-defined meta:name="MTWinEqns" meta:value-type="boolean">true</meta:user-defined>
    <meta:user-defined meta:name="Поле 3"/>
    <meta:user-defined meta:name="Поле 4"/>
  </office:meta>
</office:document-meta>
</file>